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fo:background-color="#FFC000"/>
      <style:text-properties fo:color="#4EA72E"/>
    </style:style>
    <style:style style:name="ce5" style:family="table-cell" style:parent-style-name="Default" style:data-style-name="N0">
      <style:table-cell-properties fo:background-color="#FFC000"/>
    </style:style>
    <style:style style:name="ce6" style:family="table-cell" style:parent-style-name="Default" style:data-style-name="N0">
      <style:table-cell-properties fo:background-color="#4EA72E"/>
    </style:style>
    <style:style style:name="ce7" style:family="table-cell" style:parent-style-name="Default" style:data-style-name="N0">
      <style:text-properties fo:color="#4EA72E"/>
    </style:style>
    <style:style style:name="ce8" style:family="table-cell" style:parent-style-name="Default" style:data-style-name="N0">
      <style:table-cell-properties fo:background-color="#00B0F0"/>
      <style:text-properties fo:color="#FF0000"/>
    </style:style>
    <style:style style:name="ce9" style:family="table-cell" style:parent-style-name="Default" style:data-style-name="N0">
      <style:table-cell-properties fo:background-color="#FFC000"/>
      <style:text-properties fo:color="#FF0000"/>
    </style:style>
    <style:style style:name="ce10" style:family="table-cell" style:parent-style-name="Default" style:data-style-name="N0">
      <style:table-cell-properties fo:background-color="#00B0F0"/>
      <style:text-properties fo:color="#4EA72E"/>
    </style:style>
    <style:style style:name="ce11" style:family="table-cell" style:parent-style-name="Default" style:data-style-name="N0">
      <style:table-cell-properties fo:background-color="#FF0000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FFC000"/>
      <style:text-properties fo:color="#4EA72E"/>
    </style:style>
    <style:style style:name="ce14" style:family="table-cell" style:parent-style-name="Default" style:data-style-name="N0">
      <style:table-cell-properties fo:background-color="#FFC000"/>
    </style:style>
    <style:style style:name="ce15" style:family="table-cell" style:parent-style-name="Default" style:data-style-name="N0">
      <style:table-cell-properties fo:background-color="#FFC000"/>
      <style:text-properties fo:color="#FF0000"/>
    </style:style>
    <style:style style:name="co1" style:family="table-column">
      <style:table-column-properties fo:break-before="auto" style:column-width="4.26861111111111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16277777777778cm"/>
    </style:style>
    <style:style style:name="co5" style:family="table-column">
      <style:table-column-properties fo:break-before="auto" style:column-width="1.12888888888889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4.25097222222222cm"/>
    </style:style>
    <style:style style:name="co9" style:family="table-column">
      <style:table-column-properties fo:break-before="auto" style:column-width="1.25236111111111cm"/>
    </style:style>
    <style:style style:name="co10" style:family="table-column">
      <style:table-column-properties fo:break-before="auto" style:column-width="1.19944444444444cm"/>
    </style:style>
    <style:style style:name="co11" style:family="table-column">
      <style:table-column-properties fo:break-before="auto" style:column-width="4.28625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9" table:default-cell-style-name="ce1"/>
        <table:table-column table:style-name="co3" table:number-columns-repeated="16364" table:default-cell-style-name="ce1"/>
        <table:table-row table:style-name="ro1">
          <table:table-cell office:value-type="string" table:style-name="ce2">
            <text:p>1er Tour</text:p>
          </table:table-cell>
          <table:table-cell table:number-columns-repeated="2" table:style-name="ce1"/>
          <table:table-cell office:value-type="string" table:style-name="ce2">
            <text:p>2e Tour</text:p>
          </table:table-cell>
          <table:table-cell table:number-columns-repeated="2" table:style-name="ce1"/>
          <table:table-cell office:value-type="string" table:style-name="ce2">
            <text:p>3e Tour</text:p>
          </table:table-cell>
          <table:table-cell table:number-columns-repeated="2" table:style-name="ce1"/>
          <table:table-cell office:value-type="string" table:style-name="ce2">
            <text:p>8eme de Finale</text:p>
          </table:table-cell>
          <table:table-cell table:number-columns-repeated="2" table:style-name="ce1"/>
          <table:table-cell office:value-type="string" table:style-name="ce2">
            <text:p>Quart de Finale</text:p>
          </table:table-cell>
          <table:table-cell table:number-columns-repeated="2" table:style-name="ce1"/>
          <table:table-cell office:value-type="string" table:style-name="ce2">
            <text:p>Demi Finale</text:p>
          </table:table-cell>
          <table:table-cell table:number-columns-repeated="2" table:style-name="ce1"/>
          <table:table-cell office:value-type="string" table:style-name="ce2">
            <text:p>Finale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Marozsan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4">
            <text:p>Alcaraz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9">
            <text:p>Alcaraz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15">
            <text:p>Alcaraz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string" table:style-name="ce5">
            <text:p>Alcaraz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string" table:style-name="ce5">
            <text:p>Alcaraz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string" table:style-name="ce1">
            <text:p>Alcaraz</text:p>
          </table:table-cell>
          <table:table-cell office:value-type="float" office:value="2" table:style-name="ce1">
            <text:p>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onseca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4">
            <text:p>Marozsan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style-name="ce9">
            <text:p>Ugo Carabelli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15">
            <text:p>Khachanov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5">
            <text:p>Draper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5">
            <text:p>De Minaur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Sinner</text:p>
          </table:table-cell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petshi Perricard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Korda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9">
            <text:p>Darderi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9">
            <text:p>Ruud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Cobolli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1">
            <text:p>Zverev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7">
            <text:p>Ugo Carabelli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Ugo Carabelli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9">
            <text:p>Khachanov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9">
            <text:p>Draper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5">
            <text:p>De Minaur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string" table:style-name="ce1">
            <text:p>Sinner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Giron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9">
            <text:p>Darderi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9">
            <text:p>Ruud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9">
            <text:p>Vukic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5">
            <text:p>Shelton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">
            <text:p>Landaluce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9">
            <text:p>Giron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9">
            <text:p>Lehecka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9">
            <text:p>Cobolli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5">
            <text:p>Zverev</text:p>
          </table:table-cell>
          <table:table-cell office:value-type="float" office:value="2" table:style-name="ce5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uckworth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4">
            <text:p>Khachanov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9">
            <text:p>Draper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9">
            <text:p>Bublik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14">
            <text:p>Auger-Aliassime</text:p>
          </table:table-cell>
          <table:table-cell office:value-type="float" office:value="0" table:style-name="ce14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">
            <text:p>Bautista Agut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4">
            <text:p>Duckworth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style-name="ce9">
            <text:p>Fritz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9">
            <text:p>De Minaur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14">
            <text:p>Sinner</text:p>
          </table:table-cell>
          <table:table-cell office:value-type="float" office:value="2" table:style-name="ce14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Quinn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Ruud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9">
            <text:p>Vukic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9">
            <text:p>Shelton</text:p>
          </table:table-cell>
          <table:table-cell office:value-type="float" office:value="2" table:style-name="ce9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Hurkacz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Quinn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9">
            <text:p>Etcheverry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9">
            <text:p>Medvedev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Kouame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Lehecka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9">
            <text:p>Paul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5">
            <text:p>Davidovich Fokina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vajd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Kouame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9">
            <text:p>Cobolli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5">
            <text:p>Zverev</text:p>
          </table:table-cell>
          <table:table-cell office:value-type="float" office:value="2" table:style-name="ce5">
            <text:p>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Opelk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Draper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9">
            <text:p>Bublik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15">
            <text:p>Auger-Aliassime</text:p>
          </table:table-cell>
          <table:table-cell office:value-type="float" office:value="2" table:style-name="ce15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orges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8">
            <text:p>Opelka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9">
            <text:p>Vacherot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15">
            <text:p>Mensik</text:p>
          </table:table-cell>
          <table:table-cell office:value-type="float" office:value="0" table:style-name="ce15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hapovalov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4">
            <text:p>Fritz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9">
            <text:p>Fils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5">
            <text:p>Rublev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an De Zandschulp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4">
            <text:p>Shapovalov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style-name="ce9">
            <text:p>De Minaur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5">
            <text:p>Sinner</text:p>
          </table:table-cell>
          <table:table-cell office:value-type="float" office:value="2" table:style-name="ce5">
            <text:p>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Jodar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9">
            <text:p>Vukic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9">
            <text:p>Shelton</text:p>
          </table:table-cell>
          <table:table-cell office:value-type="float" office:value="2" table:style-name="ce9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Hanfmann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9">
            <text:p>Hanfmann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9">
            <text:p>Humbert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Bergs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Etcheverry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9">
            <text:p>Royer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Brooksby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Bergs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9">
            <text:p>Medvedev</text:p>
          </table:table-cell>
          <table:table-cell office:value-type="float" office:value="2" table:style-name="ce9">
            <text:p>2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Zhang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Paul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9">
            <text:p>Davidovich Fokina</text:p>
          </table:table-cell>
          <table:table-cell office:value-type="float" office:value="2" table:style-name="ce9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Mannarino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Mannarino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9">
            <text:p>Tien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lignon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9">
            <text:p>Cobolli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13">
            <text:p>Nakashima</text:p>
          </table:table-cell>
          <table:table-cell office:value-type="float" office:value="0" table:style-name="ce13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Dimitrov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9">
            <text:p>Dimitrov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13">
            <text:p>Zverev</text:p>
          </table:table-cell>
          <table:table-cell office:value-type="float" office:value="2" table:style-name="ce13">
            <text:p>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üller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9">
            <text:p>Bublik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9">
            <text:p>Auger-Aliassime</text:p>
          </table:table-cell>
          <table:table-cell office:value-type="float" office:value="2" table:style-name="ce9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Berrettini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9">
            <text:p>Muller</text:p>
          </table:table-cell>
          <table:table-cell office:value-type="float" office:value="0" table:style-name="ce9">
            <text:p>0</text:p>
          </table:table-cell>
          <table:table-cell table:style-name="ce1"/>
          <table:table-cell office:value-type="string" table:style-name="ce9">
            <text:p>Ridnerknech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Basilashvili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Vacherot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8">
            <text:p>Tiafoe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Navone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Navone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8">
            <text:p>Mensik</text:p>
          </table:table-cell>
          <table:table-cell office:value-type="float" office:value="2" table:style-name="ce8">
            <text:p>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Blanch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4">
            <text:p>Fils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9">
            <text:p>Rublev</text:p>
          </table:table-cell>
          <table:table-cell office:value-type="float" office:value="2" table:style-name="ce9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uff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4">
            <text:p>Struff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9">
            <text:p>Norrie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Tsisipas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De Minaur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13">
            <text:p>Machac</text:p>
          </table:table-cell>
          <table:table-cell office:value-type="float" office:value="0" table:style-name="ce13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Fery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Tsisipas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13">
            <text:p>Sinner</text:p>
          </table:table-cell>
          <table:table-cell office:value-type="float" office:value="2" table:style-name="ce13">
            <text:p>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rnaldi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9">
            <text:p>Shelton</text:p>
          </table:table-cell>
          <table:table-cell office:value-type="float" office:value="2" table:style-name="ce9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evchenko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9">
            <text:p>Arnaldi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iallo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Humbert</text:p>
          </table:table-cell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Wu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Diallo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oyer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9">
            <text:p>Cerundolo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ante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9">
            <text:p>Royer</text:p>
          </table:table-cell>
          <table:table-cell office:value-type="float" office:value="2" table:style-name="ce9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Kovacevic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4">
            <text:p>Medvedev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moto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4">
            <text:p>Kovacevic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Halys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Davidovich Fokin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raxl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Halys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ajchrzak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Tien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ecmanovic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Majchrzak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ilic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Nakashim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opyrin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Cilic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amm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4">
            <text:p>Zverev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earnley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4">
            <text:p>Fearnley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O'Connell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Auger-Aliassime</text:p>
          </table:table-cell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ucsovics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Fucsovics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tmane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9">
            <text:p>Rinderknech</text:p>
          </table:table-cell>
          <table:table-cell office:value-type="float" office:value="2" table:style-name="ce9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tmaier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9">
            <text:p>Altmaier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azaux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Tiafoe</text:p>
          </table:table-cell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arrios Ver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Cazaux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Walton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4">
            <text:p>Mensik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ez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string" table:style-name="ce4">
            <text:p>Baez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Tabilo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Rublev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mesan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8">
            <text:p>Tabilo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ichelsen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Norrie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ellucci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Michelsen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av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Moutet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chac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8">
            <text:p>Machac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Buse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0">
            <text:p>Sinner</text:p>
          </table:table-cell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zumhur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Dzumhur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ons pronostics</text:p>
          </table:table-cell>
          <table:table-cell office:value-type="float" office:value="18" table:style-name="ce7">
            <text:p>18</text:p>
          </table:table-cell>
          <table:table-cell table:style-name="ce1"/>
          <table:table-cell office:value-type="string" table:style-name="ce6">
            <text:p>Bons matchs</text:p>
          </table:table-cell>
          <table:table-cell office:value-type="float" office:value="18" table:style-name="ce7">
            <text:p>18</text:p>
          </table:table-cell>
          <table:table-cell table:style-name="ce1"/>
          <table:table-cell office:value-type="string" table:style-name="ce6">
            <text:p>Bons matchs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Mauvais pronostics</text:p>
          </table:table-cell>
          <table:table-cell office:value-type="float" office:value="14" table:style-name="ce3">
            <text:p>14</text:p>
          </table:table-cell>
          <table:table-cell table:style-name="ce1"/>
          <table:table-cell office:value-type="string" table:style-name="ce11">
            <text:p>Mauvais matchs</text:p>
          </table:table-cell>
          <table:table-cell office:value-type="float" office:value="14" table:style-name="ce3">
            <text:p>14</text:p>
          </table:table-cell>
          <table:table-cell table:style-name="ce1"/>
          <table:table-cell office:value-type="string" table:style-name="ce11">
            <text:p>Mauvais matchs</text:p>
          </table:table-cell>
          <table:table-cell office:value-type="float" office:value="15" table:style-name="ce3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ux de réussite</text:p>
          </table:table-cell>
          <table:table-cell office:value-type="float" office:value="56.25" table:formula="of:=([.B98]/([.B98]+[.B99]))*100" table:style-name="ce1">
            <text:p>56,25</text:p>
          </table:table-cell>
          <table:table-cell table:style-name="ce1"/>
          <table:table-cell office:value-type="string" table:style-name="ce12">
            <text:p>Taux de réussite</text:p>
          </table:table-cell>
          <table:table-cell office:value-type="float" office:value="56.25" table:formula="of:=([.E98]/([.E98]+[.E99]))*100" table:style-name="ce1">
            <text:p>56,25</text:p>
          </table:table-cell>
          <table:table-cell table:style-name="ce1"/>
          <table:table-cell office:value-type="string" table:style-name="ce12">
            <text:p>Taux de réussite</text:p>
          </table:table-cell>
          <table:table-cell office:value-type="float" office:value="6.25" table:formula="of:=([.H98]/([.H98]+[.H99]))*100" table:style-name="ce1">
            <text:p>6,2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Bons vainqueurs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6">
            <text:p>Bons vainqueurs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1">
            <text:p>Mauvais vainqueurs</text:p>
          </table:table-cell>
          <table:table-cell office:value-type="float" office:value="17" table:style-name="ce3">
            <text:p>17</text:p>
          </table:table-cell>
          <table:table-cell table:style-name="ce1"/>
          <table:table-cell office:value-type="string" table:style-name="ce11">
            <text:p>Mauvais vainqueurs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2">
            <text:p>Taux de réussite</text:p>
          </table:table-cell>
          <table:table-cell office:value-type="float" office:value="46.875" table:formula="of:=([.E102]/([.E102]+[.E103]))*100" table:style-name="ce1">
            <text:p>46,875</text:p>
          </table:table-cell>
          <table:table-cell table:style-name="ce1"/>
          <table:table-cell office:value-type="string" table:style-name="ce12">
            <text:p>Taux de réussite</text:p>
          </table:table-cell>
          <table:table-cell office:value-type="error" office:string-value="#DIV/0!" table:formula="of:=([.H102]/([.H102]+[.H103]))*100" table:style-name="ce1">
            <text:p>#DIV/0!</text:p>
          </table:table-cell>
          <table:table-cell table:number-columns-repeated="16376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Romain Thorel</meta:initial-creator>
    <dc:creator>Romain Thorel</dc:creator>
    <meta:creation-date>2026-03-19T10:51:08Z</meta:creation-date>
    <dc:date>2026-03-24T12:21:56Z</dc:date>
  </office:meta>
</office:document-meta>
</file>